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7" office:value-type="string" office:string-value="Call For Tenders. Details">
            <text:p>Call For Tenders. Details</text:p>
          </table:table-cell>
          <table:table-cell table:style-name="ce7" office:value-type="string" office:string-value=""/>
          <table:table-cell table:style-name="ce7" office:value-type="string" office:string-value="Call For Tenders">
            <text:p>Call For Tender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ll For Tenders. UBL Version Identifier. Identifier">
            <text:p>Call For Tenders. UBL Version Identifier.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ll For Tenders. Customization Identifier. Identifier">
            <text:p>Call For Tenders. Customization Identifier.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ll For Tenders. Profile Identifier. Identifier">
            <text:p>Call For Tenders. Profile Identifier.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ll For Tenders. Profile Execution Identifier. Identifier">
            <text:p>Call For Tenders. Profile Execution Identifier.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ll For Tenders. Identifier">
            <text:p>Call For Tenders.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Call For Tenders. Copy_ Indicator. Indicator">
            <text:p>Call For Tenders. Copy_ Indicator. Indicator</text:p>
          </table:table-cell>
          <table:table-cell table:style-name="ce8" office:value-type="string" office:string-value=""/>
          <table:table-cell office:value-type="string" table:style-name="ce8" office:string-value="Call For Tenders">
            <text:p>Call For Tenders</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Call For Tenders. UUID. Identifier">
            <text:p>Call For Tenders. UUID.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Call For Tenders. Contract Folder Identifier. Identifier">
            <text:p>Call For Tenders. Contract Folder Identifier.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8" office:string-value="Call For Tenders. Approval Date. Date">
            <text:p>Call For Tenders. Approval Date. Date</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Approval">
            <text:p>Approval</text:p>
          </table:table-cell>
          <table:table-cell office:value-type="string" table:style-name="ce8" office:string-value="Date">
            <text:p>Date</text:p>
          </table:table-cell>
          <table:table-cell office:value-type="string" table:style-name="ce3" table:formula="of:=IF([.F11]&lt;&gt;&quot;&quot;;CONCATENATE([.F11];&quot; &quot;;[.G11]);[.G11])" office:string-value="Approval Date">
            <text:p>Approval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contracting party, on which the Call For Tenders was approved.">
            <text:p>The date, assigned by the contracting party, on which the Call For Tenders was approv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8" office:string-value="Call For Tenders. Issue Date. Date">
            <text:p>Call For Tenders. Issue Date. Date</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2]&lt;&gt;&quot;&quot;;CONCATENATE([.F12];&quot; &quot;;[.G12]);[.G12])"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8" office:string-value="Call For Tenders. Issue Time. Time">
            <text:p>Call For Tenders. Issue Time. Time</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3]&lt;&gt;&quot;&quot;;CONCATENATE([.F13];&quot; &quot;;[.G13]);[.G13])"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Call For Tenders. Note. Text">
            <text:p>Call For Tenders. Note. Text</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8" office:string-value="Call For Tenders. Version. Identifier">
            <text:p>Call For Tenders. Version. Identifier</text:p>
          </table:table-cell>
          <table:table-cell table:style-name="ce8" office:value-type="string" office:string-value=""/>
          <table:table-cell office:value-type="string" table:style-name="ce8" office:string-value="Call For Tenders">
            <text:p>Call For Tenders</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5]&lt;&gt;&quot;&quot;;CONCATENATE([.F15];&quot; &quot;;[.G15]);[.G15])"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current version of the Call for Tenders.">
            <text:p>Indicates the current version of the Call for Tenders.</text:p>
          </table:table-cell>
          <table:table-cell office:value-type="string" table:style-name="ce8" office:string-value="1.1 ">
            <text:p><text:s/>1.1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8" office:string-value="Call For Tenders. Previous_ Version. Identifier">
            <text:p>Call For Tenders. Previous_ Version. Identifier</text:p>
          </table:table-cell>
          <table:table-cell table:style-name="ce8" office:value-type="string" office:string-value=""/>
          <table:table-cell office:value-type="string" table:style-name="ce8" office:string-value="Call For Tenders">
            <text:p>Call For Tenders</text:p>
          </table:table-cell>
          <table:table-cell office:value-type="string" table:style-name="ce8" office:string-value="Previous">
            <text:p>Previous</text:p>
          </table:table-cell>
          <table:table-cell table:style-name="ce8" office:value-type="string" office:string-value=""/>
          <table:table-cell office:value-type="string" table:style-name="ce8" office:string-value="Version">
            <text:p>Version</text:p>
          </table:table-cell>
          <table:table-cell office:value-type="string" table:style-name="ce3" table:formula="of:=IF([.F16]&lt;&gt;&quot;&quot;;CONCATENATE([.F16];&quot; &quot;;[.G16]);[.G16])"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8" office:string-value="1.0 ">
            <text:p><text:s/>1.0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9" office:value-type="string" office:string-value="Call For Tenders. Legal_ Document Reference. Document Reference">
            <text:p>Call For Tenders. Legal_ Document Reference. Document Reference</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Legal">
            <text:p>Legal</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legal document.">
            <text:p>A reference to a legal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9" office:value-type="string" office:string-value="Call For Tenders. Technical_ Document Reference. Document Reference">
            <text:p>Call For Tenders. Technical_ Document Reference. Document Reference</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Technical">
            <text:p>Technical</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technical document.">
            <text:p>A reference to a technical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9" office:value-type="string" office:string-value="Call For Tenders. Additional_ Document Reference. Document Reference">
            <text:p>Call For Tenders. Additional_ Document Reference. Document Reference</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9]"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9" office:value-type="string" office:string-value="Call For Tenders. Signature">
            <text:p>Call For Tenders. Signature</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9" office:value-type="string" office:string-value="Call For Tenders. Contracting Party">
            <text:p>Call For Tenders. Contracting Party</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9" office:value-type="string" office:string-value="Call For Tenders. Originator_ Customer Party. Customer Party">
            <text:p>Call For Tenders. Originator_ Customer Party. Customer Party</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party who originated Order.">
            <text:p>The party who originated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9" office:value-type="string" office:string-value="Call For Tenders. Receiver_ Party. Party">
            <text:p>Call For Tenders. Receiver_ Party. Party</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9" office:value-type="string" office:string-value="Call For Tenders. Tendering Terms">
            <text:p>Call For Tenders. Tendering Terms</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Tendering Terms">
            <text:p>Tendering Terms</text:p>
          </table:table-cell>
          <table:table-cell table:style-name="ce9" office:value-type="string" office:string-value="Tendering Terms">
            <text:p>Tender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Terms">
            <text:p>Tender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endering terms associated with this tendering process.">
            <text:p>The tendering terms associated with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9" office:value-type="string" office:string-value="Call For Tenders. Tendering Process">
            <text:p>Call For Tenders. Tendering Process</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Tendering Process">
            <text:p>Tendering Process</text:p>
          </table:table-cell>
          <table:table-cell table:style-name="ce9" office:value-type="string" office:string-value="Tendering Process">
            <text:p>Tendering Proces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Process">
            <text:p>Tendering Proces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description of the tendering process itself.">
            <text:p>A description of the tendering process itself.</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9" office:value-type="string" office:string-value="Call For Tenders. Procurement Project">
            <text:p>Call For Tenders. Procurement Project</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Procurement Project">
            <text:p>Procurement Project</text:p>
          </table:table-cell>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overall definition of this procurement project.">
            <text:p>An overall definition of this procurement projec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9" office:value-type="string" office:string-value="Call For Tenders. Procurement Project Lot">
            <text:p>Call For Tenders. Procurement Project Lot</text:p>
          </table:table-cell>
          <table:table-cell table:style-name="ce9" office:value-type="string" office:string-value=""/>
          <table:table-cell table:style-name="ce9" office:value-type="string" office:string-value="Call For Tenders">
            <text:p>Call For Tender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7]" office:value-type="string" office:string-value="Procurement Project Lot">
            <text:p>Procurement Project Lot</text:p>
          </table:table-cell>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One of the procurement project lots into which this contract can be split.">
            <text:p>One of the procurement project lots into which this contract can be spli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